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d69c7" officeooo:paragraph-rsid="000d69c7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5pt" officeooo:rsid="000d69c7" officeooo:paragraph-rsid="000d69c7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e7a9a" officeooo:paragraph-rsid="000e7a9a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0bd40" officeooo:paragraph-rsid="0010bd40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59d81" officeooo:paragraph-rsid="00159d81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59d81" officeooo:paragraph-rsid="00159d81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bold" officeooo:rsid="00159d81" officeooo:paragraph-rsid="00159d81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officeooo:rsid="00159d81" officeooo:paragraph-rsid="00159d81" style:font-size-asian="13.1000003814697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e7a9a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officeooo:rsid="000ec292" style:font-weight-asian="bold" style:font-weight-complex="bold"/>
    </style:style>
    <style:style style:name="T7" style:family="text">
      <style:text-properties style:text-underline-style="none" fo:font-weight="bold" officeooo:rsid="0010bd40" style:font-weight-asian="bold" style:font-weight-complex="bold"/>
    </style:style>
    <style:style style:name="T8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9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line-through-style="none" style:text-line-through-type="none" style:text-underline-style="none"/>
    </style:style>
    <style:style style:name="T1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2" style:family="text">
      <style:text-properties style:text-line-through-style="none" style:text-line-through-type="none" style:text-underline-style="none" fo:font-weight="bold" officeooo:rsid="0010bd40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лациска шема</text:p>
      <text:p text:style-name="P1"/>
      <text:p text:style-name="P2">Instruktori(<text:span text:style-name="T2">id_instruktor</text:span><text:span text:style-name="T5">, instruktor_pw, instruktor_email</text:span><text:span text:style-name="T6">^</text:span><text:span text:style-name="T5">, data_na_ragjanje, ime_instruktor,</text:span><text:span text:style-name="T3"> rate);</text:span></text:p>
      <text:p text:style-name="P2"><text:span text:style-name="T3"/></text:p>
      <text:p text:style-name="P2"><text:span text:style-name="T3">Programi_za_ishrana(</text:span><text:span text:style-name="T2">programa_ishr_id</text:span><text:span text:style-name="T5">, ime_programa_ishrana</text:span><text:span text:style-name="T6">^</text:span><text:span text:style-name="T3">);</text:span></text:p>
      <text:p text:style-name="P2"><text:span text:style-name="T3"/></text:p>
      <text:p text:style-name="P2"><text:span text:style-name="T3">Programi_za_vezhbanje(</text:span><text:span text:style-name="T2">programa_vez_id</text:span><text:span text:style-name="T5">, ime_programa_trening</text:span><text:span text:style-name="T6">^</text:span><text:span text:style-name="T5">, tezhina, potrebno_nivo</text:span><text:span text:style-name="T3">);</text:span></text:p>
      <text:p text:style-name="P2"><text:span text:style-name="T3"/></text:p>
      <text:p text:style-name="P2"><text:span text:style-name="T3">Korisnici(</text:span><text:span text:style-name="T2">korisnik_id</text:span><text:span text:style-name="T5">, korisnik_pw, data_na_ragjanje, nivo, ime, prezime, korisnik_email</text:span><text:span text:style-name="T6">^</text:span><text:span text:style-name="T3">, visina_cm, tezhina_kg, cel, instruktor*, programa_ishrana*, </text:span><text:span text:style-name="T4">programa_vezhbi*)</text:span></text:p>
      <text:p text:style-name="P2"><text:span text:style-name="T4"><text:tab/>*Покажувачи кон Instruktori, Programi_za_ishrana и <text:tab/>Programi_za_vezhbi;</text:span></text:p>
      <text:p text:style-name="P2"><text:span text:style-name="T4"/></text:p>
      <text:p text:style-name="P3"><text:span text:style-name="T3">Dnevnici(</text:span><text:span text:style-name="T2">dnevnik_id</text:span><text:span text:style-name="T5">, datum, korisnik*</text:span><text:span text:style-name="T3">)</text:span></text:p>
      <text:p text:style-name="P3"><text:span text:style-name="T3"><text:tab/>*Покажувач кон Korisnici;</text:span></text:p>
      <text:p text:style-name="P3"><text:span text:style-name="T3"/></text:p>
      <text:p text:style-name="P3"><text:span text:style-name="T3">Dnevnici_za_ishrana(</text:span><text:span text:style-name="T2">dnevnik_ishrana_id</text:span><text:span text:style-name="T5">, chas, dnevnik_fk*</text:span><text:span text:style-name="T3">)</text:span></text:p>
      <text:p text:style-name="P3"><text:span text:style-name="T3"><text:tab/>*Покажувач кон Dnevnici;</text:span></text:p>
      <text:p text:style-name="P3"><text:span text:style-name="T3"/></text:p>
      <text:p text:style-name="P3"><text:span text:style-name="T3">Dnevnici_za_trchanje(</text:span><text:span text:style-name="T2">dnevnik_trchanje_id</text:span><text:span text:style-name="T5">, metri, vreme_min, dnecnik_fk*)</text:span></text:p>
      <text:p text:style-name="P3"><text:span text:style-name="T3"><text:tab/>*Поажуач кон Dnevnici;</text:span></text:p>
      <text:p text:style-name="P3"><text:span text:style-name="T3"/></text:p>
      <text:p text:style-name="P3"><text:span text:style-name="T3">Sportovi(</text:span><text:span text:style-name="T2">sport_id</text:span><text:span text:style-name="T5">, naziv_sport</text:span><text:span text:style-name="T7">^</text:span><text:span text:style-name="T3">);</text:span></text:p>
      <text:p text:style-name="P3"><text:span text:style-name="T3"/></text:p>
      <text:p text:style-name="P3"><text:span text:style-name="T3">Vezhbi(</text:span><text:span text:style-name="T2">vezhba_id</text:span><text:span text:style-name="T5">, naziv_vezhba</text:span><text:span text:style-name="T7">^</text:span><text:span text:style-name="T3">);</text:span></text:p>
      <text:p text:style-name="P3"><text:span text:style-name="T3"/></text:p>
      <text:p text:style-name="P3"><text:span text:style-name="T3">Dnevnici_za_trening(</text:span><text:span text:style-name="T2">dnevnik_trening_id</text:span><text:span text:style-name="T5">, chas_pochetok, chas_kraj, dnevnik_fk*</text:span><text:span text:style-name="T3">)</text:span></text:p>
      <text:p text:style-name="P3"><text:span text:style-name="T3"><text:tab/>*Покажувач кон Dnevnici;</text:span></text:p>
      <text:p text:style-name="P3"><text:span text:style-name="T3"/></text:p>
      <text:p text:style-name="P3"><text:span text:style-name="T3">Treninzi(</text:span><text:span text:style-name="T2">trening_id</text:span><text:span text:style-name="T5">, dnevnik_trening*</text:span><text:span text:style-name="T3">)</text:span></text:p>
      <text:p text:style-name="P3"><text:span text:style-name="T3"><text:tab/>*Покажувач кон Dnevnici_za_trening;</text:span></text:p>
      <text:p text:style-name="P3"><text:span text:style-name="T3"/></text:p>
      <text:p text:style-name="P3"><text:span text:style-name="T3">Sportuva(</text:span><text:span text:style-name="T2">sport*, trening*</text:span><text:span text:style-name="T5">, vreme_min</text:span><text:span text:style-name="T3">)</text:span></text:p>
      <text:p text:style-name="P3"><text:span text:style-name="T3"><text:tab/>*Покажувачи кон Sportovi и Treninzi;</text:span></text:p>
      <text:p text:style-name="P3"><text:span text:style-name="T3"/></text:p>
      <text:p text:style-name="P3"><text:span text:style-name="T3">Vezhba(</text:span><text:span text:style-name="T2">vezba*, trening*</text:span><text:span text:style-name="T5">, povtoruvanja</text:span><text:span text:style-name="T3">)</text:span></text:p>
      <text:p text:style-name="P3"><text:soft-page-break/><text:span text:style-name="T3"><text:tab/>*Покажувачи кон Vezhbi и Treninzi;</text:span></text:p>
      <text:p text:style-name="P3"><text:span text:style-name="T3"/></text:p>
      <text:p text:style-name="P3"><text:span text:style-name="T3">Hrana(</text:span><text:span text:style-name="T9">hrana_id</text:span><text:span text:style-name="T11">, naziv_hrana</text:span><text:span text:style-name="T12">^</text:span><text:span text:style-name="T11">, kal_100g, proteini_100g, masti_100g</text:span><text:span text:style-name="T10">);</text:span></text:p>
      <text:p text:style-name="P3"><text:span text:style-name="T10"/></text:p>
      <text:p text:style-name="P3"><text:span text:style-name="T10">Pialoci(</text:span><text:span text:style-name="T9">pialok_id</text:span><text:span text:style-name="T11">, naziv_pialok</text:span><text:span text:style-name="T12">^</text:span><text:span text:style-name="T11">, alkohol, hranliva_vrednost</text:span><text:span text:style-name="T10">);</text:span></text:p>
      <text:p text:style-name="P4"/>
      <text:p text:style-name="P3"><text:span text:style-name="T10">Suplementi(</text:span><text:span text:style-name="T9">suplement_id</text:span><text:span text:style-name="T11">, ime_suplement</text:span><text:span text:style-name="T12">^</text:span><text:span text:style-name="T10">, opis_suplement);</text:span></text:p>
      <text:p text:style-name="P3"><text:span text:style-name="T10"/></text:p>
      <text:p text:style-name="P3"><text:span text:style-name="T10">Obroci(</text:span><text:span text:style-name="T9">obrok_id</text:span><text:span text:style-name="T11">, naziv_opis_obrok</text:span><text:span text:style-name="T12">^</text:span><text:span text:style-name="T10">);</text:span></text:p>
      <text:p text:style-name="P3"><text:span text:style-name="T10"/></text:p>
      <text:p text:style-name="P3"><text:span text:style-name="T10">Konzumirani_obroci(</text:span><text:span text:style-name="T9">dnevnik_hrana*, obrok*</text:span><text:span text:style-name="T10">)</text:span></text:p>
      <text:p text:style-name="P3"><text:span text:style-name="T10"><text:tab/>*Покажувачи кон Dnevnik_za_ishrana и Obroci;</text:span></text:p>
      <text:p text:style-name="P3"><text:span text:style-name="T10"/></text:p>
      <text:p text:style-name="P3"><text:span text:style-name="T10">Koristi_suplementi(</text:span><text:span text:style-name="T9">obrok*, suplement*</text:span><text:span text:style-name="T10">)</text:span></text:p>
      <text:p text:style-name="P3"><text:span text:style-name="T10"><text:tab/>*Покажувачи кон Obroci и Suplementi;</text:span></text:p>
      <text:p text:style-name="P3"><text:span text:style-name="T10"/></text:p>
      <text:p text:style-name="P3"><text:span text:style-name="T3"><text:s/>Sodrzhi_hrana(</text:span><text:span text:style-name="T2">hrana*, obrok*</text:span><text:span text:style-name="T5">, kolichina</text:span><text:span text:style-name="T3">)</text:span></text:p>
      <text:p text:style-name="P3"><text:span text:style-name="T3"><text:tab/>*Покажувачи кон Hrana и Obroci;</text:span></text:p>
      <text:p text:style-name="P3"><text:span text:style-name="T3"/></text:p>
      <text:p text:style-name="P3"><text:span text:style-name="T3">Sodrzhi_pialok(</text:span><text:span text:style-name="T2">pialok*, obrok*</text:span><text:span text:style-name="T5">, kolichina_litri)</text:span></text:p>
      <text:p text:style-name="P3"><text:span text:style-name="T3"><text:tab/>*Покажувачи кон Pialoci и Obroci;</text:span></text:p>
      <text:p text:style-name="P3"><text:span text:style-name="T3"/></text:p>
      <text:p text:style-name="P3"><text:span text:style-name="T3">Ponuduva_prog_ishr(</text:span><text:span text:style-name="T2">programa*, instruktor*</text:span><text:span text:style-name="T5">)</text:span></text:p>
      <text:p text:style-name="P3"><text:span text:style-name="T3"><text:tab/>*Покажувачи кон Programi_za_ishrana и Instruktori;</text:span></text:p>
      <text:p text:style-name="P3"><text:span text:style-name="T3"/></text:p>
      <text:p text:style-name="P3"><text:span text:style-name="T3">Sodrzhi_obrok(</text:span><text:span text:style-name="T2">obrok*, programa*</text:span><text:span text:style-name="T3">)</text:span></text:p>
      <text:p text:style-name="P3"><text:span text:style-name="T3"><text:tab/>*Покажувачи кон Obroci и Programi_za_ishrana;</text:span></text:p>
      <text:p text:style-name="P3"><text:span text:style-name="T3"/></text:p>
      <text:p text:style-name="P3"><text:span text:style-name="T3">Ponuduva_prog_vezhbi(</text:span><text:span text:style-name="T2">programa*, instruktor*</text:span><text:span text:style-name="T3">)</text:span></text:p>
      <text:p text:style-name="P3"><text:span text:style-name="T3"><text:tab/>*Покажувачи кон Programi_za_vezhbi и Instruktori;</text:span></text:p>
      <text:p text:style-name="P3"><text:span text:style-name="T3"/></text:p>
      <text:p text:style-name="P3"><text:span text:style-name="T3">Sodrzhi_trening(</text:span><text:span text:style-name="T2">trening*, programa*</text:span><text:span text:style-name="T3">)</text:span></text:p>
      <text:p text:style-name="P3"><text:span text:style-name="T3"><text:tab/>*Покажувачи кон Treninzi и Programi_za_vezhbi;</text:span></text:p>
      <text:p text:style-name="P3"><text:span text:style-name="T3"/></text:p>
      <text:p text:style-name="P3"><text:span text:style-name="T3"/></text:p>
      <text:p text:style-name="P5"><text:span text:style-name="T3">Агенда:</text:span></text:p>
      <text:p text:style-name="P6">потцртано<text:span text:style-name="T3"> – примарен клуч</text:span></text:p>
      <text:p text:style-name="P8">* - референца(покажувач)</text:p>
      <text:p text:style-name="P8">^ - уникатен податок за секој ред</text:p>
      <text:p text:style-name="P7">болдирано<text:span text:style-name="T13"> – not null податок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0T20:23:39.770226762</meta:creation-date>
    <dc:date>2019-12-10T23:50:54.959976212</dc:date>
    <meta:editing-duration>PT4M49S</meta:editing-duration>
    <meta:editing-cycles>2</meta:editing-cycles>
    <meta:generator>LibreOffice/6.3.3.2.0$Linux_X86_64 LibreOffice_project/30$Build-2</meta:generator>
    <meta:document-statistic meta:table-count="0" meta:image-count="0" meta:object-count="0" meta:page-count="2" meta:paragraph-count="47" meta:word-count="174" meta:character-count="2138" meta:non-whitespace-character-count="1991"/>
  </office:meta>
</office:document-meta>
</file>